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38.17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2"/>
    <style:style style:name="ce2" style:family="table-cell" style:parent-style-name="Default" style:data-style-name="N41"/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shapes>
          <draw:frame draw:z-index="0" draw:style-name="gr1" draw:text-style-name="P1" svg:width="255.8mm" svg:height="200.57mm" svg:x="159.9mm" svg:y="22.97mm">
            <loext:p draw:notify-on-update-of-ranges="'Traffic Flow Readings'.E3:'Traffic Flow Readings'.E3 'Traffic Flow Readings'.E5:'Traffic Flow Readings'.E31 'Traffic Flow Readings'.F3:'Traffic Flow Readings'.F3 'Traffic Flow Readings'.F5:'Traffic Flow Readings'.F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Traffic Survey </text:p>
          </table:table-cell>
          <table:table-cell office:value-type="string" calcext:value-type="string">
            <text:p>Diggle</text:p>
          </table:table-cell>
          <table:table-cell table:style-name="ce2"/>
          <table:table-cell table:style-name="ce3" office:value-type="date" office:date-value="2017-03-06" calcext:value-type="date">
            <text:p>06/03/17</text:p>
          </table:table-cell>
          <table:table-cell office:value-type="string" calcext:value-type="string">
            <text:p>1 hr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unt Recorded</text:p>
          </table:table-cell>
          <table:table-cell office:value-type="string" calcext:value-type="string">
            <text:p>Number of Traffic</text:p>
          </table:table-cell>
          <table:table-cell/>
          <table:table-cell table:style-name="Default" office:value-type="string" calcext:value-type="string">
            <text:p>Vehicles per hour</text:p>
          </table:table-cell>
          <table:table-cell office:value-type="string" calcext:value-type="string">
            <text:p>Average Vehicles per Hour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" calcext:value-type="float">
            <text:p>2.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C5]-[.C4])*60/([.B5]-[.B4])" office:value-type="float" office:value="272.727272727273" calcext:value-type="float">
            <text:p>272.73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5.1" calcext:value-type="float">
            <text:p>5.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C6]-[.C5])*60/([.B6]-[.B5])" office:value-type="float" office:value="206.896551724138" calcext:value-type="float">
            <text:p>206.90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C7]-[.C6])*60/([.B7]-[.B6])" office:value-type="float" office:value="226.415094339623" calcext:value-type="float">
            <text:p>226.42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10.7" calcext:value-type="float">
            <text:p>10.7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C8]-[.C7])*60/([.B8]-[.B7])" office:value-type="float" office:value="203.389830508475" calcext:value-type="float">
            <text:p>203.39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12.26" calcext:value-type="float">
            <text:p>12.2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C9]-[.C8])*60/([.B9]-[.B8])" office:value-type="float" office:value="384.615384615384" calcext:value-type="float">
            <text:p>384.62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13.8" calcext:value-type="float">
            <text:p>13.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C10]-[.C9])*60/([.B10]-[.B9])" office:value-type="float" office:value="389.610389610389" calcext:value-type="float">
            <text:p>389.61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16.8" calcext:value-type="float">
            <text:p>16.8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[.C11]-[.C10])*60/([.B11]-[.B10])" office:value-type="float" office:value="200" calcext:value-type="float">
            <text:p>200.00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18.6" calcext:value-type="float">
            <text:p>18.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C12]-[.C11])*60/([.B12]-[.B11])" office:value-type="float" office:value="333.333333333333" calcext:value-type="float">
            <text:p>333.33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21.2" calcext:value-type="float">
            <text:p>21.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C13]-[.C12])*60/([.B13]-[.B12])" office:value-type="float" office:value="230.769230769231" calcext:value-type="float">
            <text:p>230.77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24.2" calcext:value-type="float">
            <text:p>24.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4]-[.C13])*60/([.B14]-[.B13])" office:value-type="float" office:value="200" calcext:value-type="float">
            <text:p>200.00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28.01" calcext:value-type="float">
            <text:p>28.0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C15]-[.C14])*60/([.B15]-[.B14])" office:value-type="float" office:value="157.48031496063" calcext:value-type="float">
            <text:p>157.48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29.3" calcext:value-type="float">
            <text:p>29.3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C16]-[.C15])*60/([.B16]-[.B15])" office:value-type="float" office:value="465.116279069768" calcext:value-type="float">
            <text:p>465.12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32.5" calcext:value-type="float">
            <text:p>32.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C17]-[.C16])*60/([.B17]-[.B16])" office:value-type="float" office:value="187.5" calcext:value-type="float">
            <text:p>187.50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34.2" calcext:value-type="float">
            <text:p>34.2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C18]-[.C17])*60/([.B18]-[.B17])" office:value-type="float" office:value="352.941176470588" calcext:value-type="float">
            <text:p>352.94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37.15" calcext:value-type="float">
            <text:p>37.1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C19]-[.C18])*60/([.B19]-[.B18])" office:value-type="float" office:value="203.389830508475" calcext:value-type="float">
            <text:p>203.39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38.2" calcext:value-type="float">
            <text:p>38.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([.C20]-[.C19])*60/([.B20]-[.B19])" office:value-type="float" office:value="571.428571428569" calcext:value-type="float">
            <text:p>571.43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40.3" calcext:value-type="float">
            <text:p>40.3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C21]-[.C20])*60/([.B21]-[.B20])" office:value-type="float" office:value="285.714285714286" calcext:value-type="float">
            <text:p>285.71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42.32" calcext:value-type="float">
            <text:p>42.3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C22]-[.C21])*60/([.B22]-[.B21])" office:value-type="float" office:value="297.029702970297" calcext:value-type="float">
            <text:p>297.03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44.6" calcext:value-type="float">
            <text:p>44.60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([.C23]-[.C22])*60/([.B23]-[.B22])" office:value-type="float" office:value="263.157894736842" calcext:value-type="float">
            <text:p>263.16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46.1" calcext:value-type="float">
            <text:p>46.1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C24]-[.C23])*60/([.B24]-[.B23])" office:value-type="float" office:value="400" calcext:value-type="float">
            <text:p>400.00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47.4" calcext:value-type="float">
            <text:p>47.4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C25]-[.C24])*60/([.B25]-[.B24])" office:value-type="float" office:value="461.538461538463" calcext:value-type="float">
            <text:p>461.54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49.2" calcext:value-type="float">
            <text:p>49.2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([.C26]-[.C25])*60/([.B26]-[.B25])" office:value-type="float" office:value="333.333333333332" calcext:value-type="float">
            <text:p>333.33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51.5" calcext:value-type="float">
            <text:p>51.50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C27]-[.C26])*60/([.B27]-[.B26])" office:value-type="float" office:value="260.869565217392" calcext:value-type="float">
            <text:p>260.87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53.57" calcext:value-type="float">
            <text:p>53.5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C28]-[.C27])*60/([.B28]-[.B27])" office:value-type="float" office:value="289.855072463768" calcext:value-type="float">
            <text:p>289.86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55.6" calcext:value-type="float">
            <text:p>55.6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C29]-[.C28])*60/([.B29]-[.B28])" office:value-type="float" office:value="295.566502463054" calcext:value-type="float">
            <text:p>295.57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57.2" calcext:value-type="float">
            <text:p>57.2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([.C30]-[.C29])*60/([.B30]-[.B29])" office:value-type="float" office:value="375" calcext:value-type="float">
            <text:p>375.00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.00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([.C31]-[.C30])*60/([.B31]-[.B30])" office:value-type="float" office:value="214.285714285714" calcext:value-type="float">
            <text:p>214.29</text:p>
          </table:table-cell>
          <table:table-cell table:formula="of:=[.$C$31]" office:value-type="float" office:value="270" calcext:value-type="float">
            <text:p>2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hronTime</text:p>
          </table:table-cell>
          <table:table-cell table:style-name="Default" office:value-type="string" calcext:value-type="string">
            <text:p>Number Minutes</text:p>
          </table:table-cell>
          <table:table-cell office:value-type="string" calcext:value-type="string">
            <text:p>Trafiic Number</text:p>
          </table:table-cell>
          <table:table-cell table:style-name="ce1"/>
          <table:table-cell office:value-type="string" calcext:value-type="string">
            <text:p>Vehicles per hou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0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.00</text:p>
          </table:table-cell>
          <table:table-cell/>
          <table:table-cell table:style-name="ce1"/>
          <table:table-cell table:formula="of:=([.C39]-[.C38])*([.B39]-[.B38]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.00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.00</text:p>
          </table:table-cell>
          <table:table-cell/>
          <table:table-cell table:style-name="ce1"/>
          <table:table-cell table:number-columns-repeated="3"/>
        </table:table-row>
        <table:table-row table:style-name="ro1" table:number-rows-repeated="11">
          <table:table-cell table:number-columns-repeated="3"/>
          <table:table-cell table:style-name="ce1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ce1"/>
          <table:table-cell table:style-name="Default"/>
          <table:table-cell table:number-columns-repeated="2"/>
        </table:table-row>
        <table:table-row table:style-name="ro1" table:number-rows-repeated="2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</table:table>
      <table:table table:name="Traffic flow char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C22:'Traffic Flow Readings'.C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9:58:27.158065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7-03-08T20:00:00.506120136</dc:date>
    <meta:editing-duration>PT1H19M11S</meta:editing-duration>
    <meta:editing-cycles>6</meta:editing-cycles>
    <meta:generator>LibreOffice/5.2.2.2$Linux_X86_64 LibreOffice_project/20m0$Build-2</meta:generator>
    <meta:document-statistic meta:table-count="2" meta:cell-count="12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8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581cm" svg:height="20.058cm" xlink:href=".." xlink:type="simple" chart:class="chart:line" chart:style-name="ch1">
        <chart:title svg:x="8.425cm" svg:y="0.536cm" chart:style-name="ch2">
          <text:p>Vehicles per Hour - OL3   13:00 7/6/2017</text:p>
        </chart:title>
        <chart:subtitle svg:x="10.143cm" svg:y="1.758cm" chart:style-name="ch3">
          <text:p>10 vehicle interval, for 1 hour.</text:p>
        </chart:subtitle>
        <chart:legend svg:x="7.238cm" svg:y="4.545cm" style:legend-expansion="custom" chartooo:width="6.852cm" chartooo:height="3.944cm" style:legend-expansion-aspect-ratio="1.73732251521298" chart:style-name="ch4"/>
        <chart:plot-area chart:style-name="ch5" table:cell-range-address="'Traffic Flow Readings'.E3:'Traffic Flow Readings'.F3 'Traffic Flow Readings'.E5:'Traffic Flow Readings'.F31" chart:data-source-has-labels="row" svg:x="1.515cm" svg:y="2.828cm" svg:width="23.555cm" svg:height="15.855cm">
          <chartooo:coordinate-region svg:x="2.419cm" svg:y="3.029cm" svg:width="22.432cm" svg:height="15.004cm"/>
          <chart:axis chart:dimension="x" chart:name="primary-x" chart:style-name="ch6">
            <chart:title svg:x="10.822cm" svg:y="19.085cm" chart:style-name="ch7">
              <text:p>Ten cars count / batch / sample</text:p>
            </chart:title>
          </chart:axis>
          <chart:axis chart:dimension="y" chart:name="primary-y" chart:style-name="ch8">
            <chart:title svg:x="0.451cm" svg:y="13.969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E5:'Traffic Flow Readings'.E31" chart:label-cell-address="'Traffic Flow Readings'.E3:'Traffic Flow Readings'.E3" chart:class="chart:line">
            <chart:data-point chart:repeated="27"/>
          </chart:series>
          <chart:series chart:style-name="ch12" chart:values-cell-range-address="'Traffic Flow Readings'.F5:'Traffic Flow Readings'.F31" chart:label-cell-address="'Traffic Flow Readings'.F3:'Traffic Flow Readings'.F3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</text:p>
                <draw:g>
                  <svg:desc>'Traffic Flow Readings'.E3:'Traffic Flow Readings'.E3</svg:desc>
                </draw:g>
              </table:table-cell>
              <table:table-cell office:value-type="string">
                <text:p>Average Vehicles per Hour</text:p>
                <draw:g>
                  <svg:desc>'Traffic Flow Readings'.F3:'Traffic Flow Readings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2.727272727273">
                <text:p>272.727272727273</text:p>
                <draw:g>
                  <svg:desc>'Traffic Flow Readings'.E5:'Traffic Flow Readings'.E31</svg:desc>
                </draw:g>
              </table:table-cell>
              <table:table-cell office:value-type="float" office:value="270">
                <text:p>270</text:p>
                <draw:g>
                  <svg:desc>'Traffic Flow Readings'.F5:'Traffic Flow Readings'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.896551724138">
                <text:p>206.89655172413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6.415094339623">
                <text:p>226.41509433962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.389830508475">
                <text:p>203.38983050847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.615384615384">
                <text:p>384.61538461538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.610389610389">
                <text:p>389.61038961038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.48031496063">
                <text:p>157.4803149606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5.116279069768">
                <text:p>465.11627906976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.5">
                <text:p>187.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.389830508475">
                <text:p>203.38983050847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1.428571428569">
                <text:p>571.42857142856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7.029702970297">
                <text:p>297.02970297029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.157894736842">
                <text:p>263.15789473684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1.538461538463">
                <text:p>461.53846153846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3.333333333332">
                <text:p>333.33333333333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.869565217392">
                <text:p>260.86956521739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.855072463768">
                <text:p>289.85507246376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5.566502463054">
                <text:p>295.56650246305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">
                <text:p>37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4.285714285714">
                <text:p>214.285714285714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